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Info" style:family="table">
      <style:table-properties style:width="6.9319in" fo:margin-left="0in" fo:margin-right="-0.0069in" fo:break-before="page" table:align="margins"/>
    </style:style>
    <style:style style:name="Info.A" style:family="table-column">
      <style:table-column-properties style:column-width="1.6924in" style:rel-column-width="15999*"/>
    </style:style>
    <style:style style:name="Info.B" style:family="table-column">
      <style:table-column-properties style:column-width="1.6028in" style:rel-column-width="15152*"/>
    </style:style>
    <style:style style:name="Info.C" style:family="table-column">
      <style:table-column-properties style:column-width="3.6368in" style:rel-column-width="34384*"/>
    </style:style>
    <style:style style:name="Info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Info.C1" style:family="table-cell">
      <style:table-cell-properties fo:padding="0.0382in" fo:border="0.0007in solid #000000"/>
    </style:style>
    <style:style style:name="Info.A2" style:family="table-cell">
      <style:table-cell-properties fo:padding="0.0382in" fo:border-left="0.0007in solid #000000" fo:border-right="none" fo:border-top="none" fo:border-bottom="0.0007in solid #000000"/>
    </style:style>
    <style:style style:name="Info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weight="normal" style:font-weight-asian="normal" style:font-weight-complex="normal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style="italic" style:font-style-asian="italic" style:font-style-complex="italic"/>
    </style:style>
    <style:style style:name="P4" style:family="paragraph" style:parent-style-name="Table_20_Contents">
      <style:text-properties fo:font-style="normal" style:font-style-asian="normal" style:font-style-complex="normal"/>
    </style:style>
    <style:style style:name="P5" style:family="paragraph" style:parent-style-name="Table_20_Contents">
      <style:text-properties style:text-line-through-style="solid" fo:font-weight="normal" style:font-weight-asian="normal" style:font-weight-complex="normal"/>
    </style:style>
    <style:style style:name="P6" style:family="paragraph" style:parent-style-name="Table_20_Contents">
      <style:text-properties style:text-line-through-style="none" fo:font-weight="normal" style:font-weight-asian="normal" style:font-weight-complex="normal"/>
    </style:style>
    <style:style style:name="P7" style:family="paragraph" style:parent-style-name="Table_20_Contents">
      <style:text-properties fo:font-weight="normal" style:font-weight-asian="normal" style:font-weight-complex="normal"/>
    </style:style>
    <style:style style:name="P8" style:family="paragraph" style:parent-style-name="Table_20_Contents">
      <style:text-properties fo:font-style="normal" style:font-style-asian="normal" style:font-style-complex="normal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Table_20_Contents">
      <style:text-properties fo:font-style="italic" style:font-style-asian="italic" style:font-style-complex="italic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style="italic" style:font-style-asian="italic" style:font-style-complex="italic"/>
    </style:style>
    <style:style style:name="T4" style:family="text">
      <style:text-properties style:text-position="0% 100%" fo:font-style="normal" style:font-style-asian="normal" style:font-style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Info" table:style-name="Info">
        <table:table-column table:style-name="Info.A"/>
        <table:table-column table:style-name="Info.B"/>
        <table:table-column table:style-name="Info.C"/>
        <table:table-header-rows>
          <table:table-row>
            <table:table-cell table:style-name="Info.A1" office:value-type="string">
              <text:p text:style-name="Table_20_Heading">Command</text:p>
            </table:table-cell>
            <table:table-cell table:style-name="Info.A1" office:value-type="string">
              <text:p text:style-name="Table_20_Heading">Quick Info</text:p>
            </table:table-cell>
            <table:table-cell table:style-name="Info.C1" office:value-type="string">
              <text:p text:style-name="Table_20_Heading">Detailed</text:p>
            </table:table-cell>
          </table:table-row>
        </table:table-header-rows>
        <table:table-row>
          <table:table-cell table:style-name="Info.A2" office:value-type="string">
            <text:p text:style-name="P2">cencad.mnl</text:p>
          </table:table-cell>
          <table:table-cell table:style-name="Info.A2" office:value-type="string">
            <text:p text:style-name="Table_20_Contents"/>
          </table:table-cell>
          <table:table-cell table:style-name="Info.C2" office:value-type="string">
            <text:p text:style-name="Table_20_Contents"/>
          </table:table-cell>
        </table:table-row>
        <table:table-row>
          <table:table-cell table:style-name="Info.A2" office:value-type="string">
            <text:p text:style-name="Table_20_Contents">(as-string number)</text:p>
          </table:table-cell>
          <table:table-cell table:style-name="Info.A2" office:value-type="string">
            <text:p text:style-name="Table_20_Contents">Returns <text:span text:style-name="T6">number</text:span><text:span text:style-name="T5"> as a String</text:span></text:p>
          </table:table-cell>
          <table:table-cell table:style-name="Info.C2" office:value-type="string">
            <text:p text:style-name="Table_20_Contents">Returns <text:span text:style-name="T6">number</text:span><text:span text:style-name="T5"> as a string with up to </text:span><text:span text:style-name="T6">12</text:span><text:span text:style-name="T5"> decimal places (the float loses its accuracy at that point)</text:span></text:p>
          </table:table-cell>
        </table:table-row>
        <table:table-row>
          <table:table-cell table:style-name="Info.A2" office:value-type="string">
            <text:p text:style-name="Table_20_Contents">(begincommand)</text:p>
          </table:table-cell>
          <table:table-cell table:style-name="Info.A2" office:value-type="string">
            <text:p text:style-name="Table_20_Contents">Begin all c:* commands with this</text:p>
          </table:table-cell>
          <table:table-cell table:style-name="Info.C2" office:value-type="string">
            <text:p text:style-name="Table_20_Contents">It basically just sets up the command to be a full undo set so we can undo the whole thing at once</text:p>
          </table:table-cell>
        </table:table-row>
        <table:table-row>
          <table:table-cell table:style-name="Info.A2" office:value-type="string">
            <text:p text:style-name="Table_20_Contents">(<text:span text:style-name="T7">c:</text:span>clear)</text:p>
          </table:table-cell>
          <table:table-cell table:style-name="Info.A2" office:value-type="string">
            <text:p text:style-name="Table_20_Contents">Clears the terminal</text:p>
          </table:table-cell>
          <table:table-cell table:style-name="Info.C2" office:value-type="string">
            <text:p text:style-name="Table_20_Contents">Prints out <text:span text:style-name="T6">500</text:span><text:span text:style-name="T5"> lines of nothing to clear out the terminal</text:span></text:p>
          </table:table-cell>
        </table:table-row>
        <table:table-row>
          <table:table-cell table:style-name="Info.A2" office:value-type="string">
            <text:p text:style-name="Table_20_Contents">(<text:span text:style-name="T7">c:</text:span><text:span text:style-name="T8">cw)</text:span></text:p>
          </table:table-cell>
          <table:table-cell table:style-name="Info.A2" office:value-type="string">
            <text:p text:style-name="Table_20_Contents">Currently working</text:p>
          </table:table-cell>
          <table:table-cell table:style-name="Info.C2" office:value-type="string">
            <text:p text:style-name="Table_20_Contents">A convenience command that calls whatever command I, the programmer, am currently working on.</text:p>
          </table:table-cell>
        </table:table-row>
        <table:table-row>
          <table:table-cell table:style-name="Info.A2" office:value-type="string">
            <text:p text:style-name="P1">(<text:span text:style-name="T7">c:</text:span>entitydata)</text:p>
          </table:table-cell>
          <table:table-cell table:style-name="Info.A2" office:value-type="string">
            <text:p text:style-name="Table_20_Contents">Gets entity data</text:p>
          </table:table-cell>
          <table:table-cell table:style-name="Info.C2" office:value-type="string">
            <text:p text:style-name="Table_20_Contents">For use by the programmer</text:p>
          </table:table-cell>
        </table:table-row>
        <table:table-row>
          <table:table-cell table:style-name="Info.A2" office:value-type="string">
            <text:p text:style-name="Table_20_Contents">(<text:span text:style-name="T7">c:</text:span>extents)</text:p>
          </table:table-cell>
          <table:table-cell table:style-name="Info.A2" office:value-type="string">
            <text:p text:style-name="Table_20_Contents">Goes to screen extents</text:p>
          </table:table-cell>
          <table:table-cell table:style-name="Info.C2" office:value-type="string">
            <text:p text:style-name="Table_20_Contents">Runs zoom&gt;extents for convenience</text:p>
          </table:table-cell>
        </table:table-row>
        <table:table-row>
          <table:table-cell table:style-name="Info.A2" office:value-type="string">
            <text:p text:style-name="Table_20_Contents">(<text:span text:style-name="T7">c:</text:span><text:span text:style-name="T8">fixp)</text:span></text:p>
          </table:table-cell>
          <table:table-cell table:style-name="Info.A2" office:value-type="string">
            <text:p text:style-name="Table_20_Contents">Fixes prompt when : dissapears</text:p>
          </table:table-cell>
          <table:table-cell table:style-name="Info.C2" office:value-type="string">
            <text:p text:style-name="Table_20_Contents">Sometimes the <text:span text:style-name="T6">:</text:span><text:span text:style-name="T5"> dissapears in the command prompt <text:s/>(weird bug) run this to fix it</text:span></text:p>
          </table:table-cell>
        </table:table-row>
        <table:table-row>
          <table:table-cell table:style-name="Info.A2" office:value-type="string">
            <text:p text:style-name="Table_20_Contents">(<text:span text:style-name="T7">c:</text:span><text:span text:style-name="T8">rlsp)</text:span></text:p>
          </table:table-cell>
          <table:table-cell table:style-name="Info.A2" office:value-type="string">
            <text:p text:style-name="Table_20_Contents">Reloads LISP routine</text:p>
          </table:table-cell>
          <table:table-cell table:style-name="Info.C2" office:value-type="string">
            <text:p text:style-name="Table_20_Contents">Reloads the AutoLisp routine starting with <text:span text:style-name="T6">cencad.mnl</text:span><text:span text:style-name="T5">. Note that this does NOT reload the menu along with it</text:span></text:p>
          </table:table-cell>
        </table:table-row>
        <table:table-row>
          <table:table-cell table:style-name="Info.A2" office:value-type="string">
            <text:p text:style-name="Table_20_Contents">(disablesnap)</text:p>
          </table:table-cell>
          <table:table-cell table:style-name="Info.A2" office:value-type="string">
            <text:p text:style-name="Table_20_Contents">Disables snap</text:p>
          </table:table-cell>
          <table:table-cell table:style-name="Info.C2" office:value-type="string">
            <text:p text:style-name="Table_20_Contents">Disables all snaps along with ortho. Add other stuff here to if problems arise</text:p>
          </table:table-cell>
        </table:table-row>
        <table:table-row>
          <table:table-cell table:style-name="Info.A2" office:value-type="string">
            <text:p text:style-name="Table_20_Contents">(enablesnap)</text:p>
          </table:table-cell>
          <table:table-cell table:style-name="Info.A2" office:value-type="string">
            <text:p text:style-name="Table_20_Contents">Enables snap</text:p>
          </table:table-cell>
          <table:table-cell table:style-name="Info.C2" office:value-type="string">
            <text:p text:style-name="Table_20_Contents">(Attempts to) undo the previous command after you no longer need it. There have been issues with this before</text:p>
          </table:table-cell>
        </table:table-row>
        <table:table-row>
          <table:table-cell table:style-name="Info.A2" office:value-type="string">
            <text:p text:style-name="Table_20_Contents">(endcommand)</text:p>
          </table:table-cell>
          <table:table-cell table:style-name="Info.A2" office:value-type="string">
            <text:p text:style-name="Table_20_Contents">End all c* commands with this</text:p>
          </table:table-cell>
          <table:table-cell table:style-name="Info.C2" office:value-type="string">
            <text:p text:style-name="Table_20_Contents">It makes sure that the commands exit quietly by returning a blank value as opposed to <text:span text:style-name="T6">nil</text:span></text:p>
          </table:table-cell>
        </table:table-row>
        <table:table-row>
          <table:table-cell table:style-name="Info.A2" office:value-type="string">
            <text:p text:style-name="Table_20_Contents">(insertblock blockpath layername color linetype rotation position xcommand)</text:p>
          </table:table-cell>
          <table:table-cell table:style-name="Info.A2" office:value-type="string">
            <text:p text:style-name="Table_20_Contents">Inserts a DWG block</text:p>
          </table:table-cell>
          <table:table-cell table:style-name="Info.C2" office:value-type="string">
            <text:p text:style-name="P3">blockpath<text:span text:style-name="T5">- the path leading to the DWG (ie ./DWGs/comm/xdetail.dwg)</text:span></text:p>
            <text:p text:style-name="P3">layername<text:span text:style-name="T5">- the layer to insert the block onto</text:span></text:p>
            <text:p text:style-name="P3">color<text:span text:style-name="T5">-color of the layer (ie "40" or "red")</text:span></text:p>
            <text:p text:style-name="P3">linetype<text:span text:style-name="T5">-layer linetype (ie "continuous")</text:span></text:p>
            <text:p text:style-name="P4">--</text:p>
            <text:p text:style-name="P3">rotation<text:span text:style-name="T5">-the rotation of the object. -1 indicates that you should prompt for it</text:span></text:p>
            <text:p text:style-name="P3">position<text:span text:style-name="T5">-use 0 if it should be prompted for, -1 if we should use the last used one</text:span></text:p>
            <text:p text:style-name="P3">xcommand<text:span text:style-name="T5">-a command that should be excecuted afterwards. Separate with </text:span>;<text:span text:style-name="T5">s for </text:span>progn<text:span text:style-name="T5"> effect. Can also be used to fill in attributes in asked order.</text:span></text:p>
          </table:table-cell>
        </table:table-row>
        <table:table-row>
          <table:table-cell table:style-name="Info.A2" office:value-type="string">
            <text:p text:style-name="P2">dline.lsp</text:p>
          </table:table-cell>
          <table:table-cell table:style-name="Info.A2" office:value-type="string">
            <text:p text:style-name="Table_20_Contents"/>
          </table:table-cell>
          <table:table-cell table:style-name="Info.C2" office:value-type="string">
            <text:p text:style-name="Table_20_Contents"/>
          </table:table-cell>
        </table:table-row>
        <table:table-row>
          <table:table-cell table:style-name="Info.A2" office:value-type="string">
            <text:p text:style-name="P1">(dline)</text:p>
          </table:table-cell>
          <table:table-cell table:style-name="Info.A2" office:value-type="string">
            <text:p text:style-name="Table_20_Contents">Double Line</text:p>
          </table:table-cell>
          <table:table-cell table:style-name="Info.C2" office:value-type="string">
            <text:p text:style-name="Table_20_Contents">Makes two lines. Note: if you wish to modify the <text:soft-page-break/>width, it is stored as the variable <text:span text:style-name="T6">tracewid</text:span><text:span text:style-name="T5"> within the *cad system variables</text:span></text:p>
          </table:table-cell>
        </table:table-row>
        <table:table-row>
          <table:table-cell table:style-name="Info.A2" office:value-type="string">
            <text:p text:style-name="P2">readcsv.lsp</text:p>
          </table:table-cell>
          <table:table-cell table:style-name="Info.A2" office:value-type="string">
            <text:p text:style-name="Table_20_Contents"/>
          </table:table-cell>
          <table:table-cell table:style-name="Info.C2" office:value-type="string">
            <text:p text:style-name="Table_20_Contents"/>
          </table:table-cell>
        </table:table-row>
        <table:table-row>
          <table:table-cell table:style-name="Info.A2" office:value-type="string">
            <text:p text:style-name="P1">(loadblockinfo blockname)</text:p>
          </table:table-cell>
          <table:table-cell table:style-name="Info.A2" office:value-type="string">
            <text:p text:style-name="Table_20_Contents">Loads a block by its name in the dwgdata.csv file</text:p>
          </table:table-cell>
          <table:table-cell table:style-name="Info.C2" office:value-type="string">
            <text:p text:style-name="Table_20_Contents">The name standards are either (a) the DWG block name (ie "./DWGs/comm/xdetail.dwg" ==&gt; "xdetail") -or- (b) the layer name prefixed by "layer_" in the case that there is no block</text:p>
          </table:table-cell>
        </table:table-row>
        <table:table-row>
          <table:table-cell table:style-name="Info.A2" office:value-type="string">
            <text:p text:style-name="P2">customcomm.lsp</text:p>
          </table:table-cell>
          <table:table-cell table:style-name="Info.A2" office:value-type="string">
            <text:p text:style-name="Table_20_Contents"/>
          </table:table-cell>
          <table:table-cell table:style-name="Info.C2" office:value-type="string">
            <text:p text:style-name="Table_20_Contents"/>
          </table:table-cell>
        </table:table-row>
        <table:table-row>
          <table:table-cell table:style-name="Info.A2" office:value-type="string">
            <text:p text:style-name="P1">(breamyline)</text:p>
          </table:table-cell>
          <table:table-cell table:style-name="Info.A2" office:value-type="string">
            <text:p text:style-name="Table_20_Contents">Breaks a line</text:p>
          </table:table-cell>
          <table:table-cell table:style-name="Info.C2" office:value-type="string">
            <text:p text:style-name="Table_20_Contents">Breaks a line for use by (c:intersectionbreak) DON'T TOUCH IT (please)</text:p>
          </table:table-cell>
        </table:table-row>
        <table:table-row>
          <table:table-cell table:style-name="Info.A2" office:value-type="string">
            <text:p text:style-name="P1">(<text:span text:style-name="T7">c:</text:span>blockswap)</text:p>
          </table:table-cell>
          <table:table-cell table:style-name="Info.A2" office:value-type="string">
            <text:p text:style-name="Table_20_Contents">Swaps blocks</text:p>
          </table:table-cell>
          <table:table-cell table:style-name="Info.C2" office:value-type="string">
            <text:p text:style-name="Table_20_Contents">Allows you to turn a bunch of other blocks into a copy of the first one you pick</text:p>
          </table:table-cell>
        </table:table-row>
        <table:table-row>
          <table:table-cell table:style-name="Info.A2" office:value-type="string">
            <text:p text:style-name="P1">(<text:span text:style-name="T7">c:</text:span>breakatint)</text:p>
          </table:table-cell>
          <table:table-cell table:style-name="Info.A2" office:value-type="string">
            <text:p text:style-name="Table_20_Contents">Breaks at an intersection</text:p>
          </table:table-cell>
          <table:table-cell table:style-name="Info.C2" office:value-type="string">
            <text:p text:style-name="Table_20_Contents">You pick a line to break then an intersection and it cuts the line there</text:p>
          </table:table-cell>
        </table:table-row>
        <table:table-row>
          <table:table-cell table:style-name="Info.A2" office:value-type="string">
            <text:p text:style-name="P1">(<text:span text:style-name="T7">c:</text:span>breakfirst)</text:p>
          </table:table-cell>
          <table:table-cell table:style-name="Info.A2" office:value-type="string">
            <text:p text:style-name="Table_20_Contents">~~&gt;</text:p>
          </table:table-cell>
          <table:table-cell table:style-name="Info.C2" office:value-type="string">
            <text:p text:style-name="Table_20_Contents">Breaks a line in two specified spots</text:p>
          </table:table-cell>
        </table:table-row>
        <table:table-row>
          <table:table-cell table:style-name="Info.A2" office:value-type="string">
            <text:p text:style-name="P1">(<text:span text:style-name="T7">c:</text:span>chamfer45)</text:p>
          </table:table-cell>
          <table:table-cell table:style-name="Info.A2" office:value-type="string">
            <text:p text:style-name="Table_20_Contents">Chamfers</text:p>
          </table:table-cell>
          <table:table-cell table:style-name="Info.C2" office:value-type="string">
            <text:p text:style-name="Table_20_Contents">Turns <text:s/>| <text:s text:c="6"/>into <text:s text:c="2"/>|</text:p>
            <text:p text:style-name="Table_20_Contents"><text:s text:c="11"/>|_ <text:s text:c="14"/>\ _</text:p>
          </table:table-cell>
        </table:table-row>
        <table:table-row>
          <table:table-cell table:style-name="Info.A2" office:value-type="string">
            <text:p text:style-name="P1">(<text:span text:style-name="T7">c:</text:span>continuouscopy)</text:p>
          </table:table-cell>
          <table:table-cell table:style-name="Info.A2" office:value-type="string">
            <text:p text:style-name="Table_20_Contents">~~&gt;</text:p>
          </table:table-cell>
          <table:table-cell table:style-name="Info.C2" office:value-type="string">
            <text:p text:style-name="Table_20_Contents">Now equivalent of <text:span text:style-name="T6">copy</text:span></text:p>
          </table:table-cell>
        </table:table-row>
        <table:table-row>
          <table:table-cell table:style-name="Info.A2" office:value-type="string">
            <text:p text:style-name="P1">(<text:span text:style-name="T7">c:</text:span>glue)</text:p>
          </table:table-cell>
          <table:table-cell table:style-name="Info.A2" office:value-type="string">
            <text:p text:style-name="Table_20_Contents">Glues two lines together</text:p>
          </table:table-cell>
          <table:table-cell table:style-name="Info.C2" office:value-type="string">
            <text:p text:style-name="Table_20_Contents">Basically deletes two lines then draws a new one in their place so it's like they were glued together</text:p>
          </table:table-cell>
        </table:table-row>
        <table:table-row>
          <table:table-cell table:style-name="Info.A2" office:value-type="string">
            <text:p text:style-name="P1">(<text:span text:style-name="T7">c:</text:span>hidden2)</text:p>
          </table:table-cell>
          <table:table-cell table:style-name="Info.A2" office:value-type="string">
            <text:p text:style-name="Table_20_Contents">~~&gt;</text:p>
          </table:table-cell>
          <table:table-cell table:style-name="Info.C2" office:value-type="string">
            <text:p text:style-name="Table_20_Contents">Changes objects to the <text:span text:style-name="T6">hidden2</text:span><text:span text:style-name="T5"> linetype</text:span></text:p>
          </table:table-cell>
        </table:table-row>
        <table:table-row>
          <table:table-cell table:style-name="Info.A2" office:value-type="string">
            <text:p text:style-name="P1">(<text:span text:style-name="T7">c:</text:span>intersectionbreak)</text:p>
          </table:table-cell>
          <table:table-cell table:style-name="Info.A2" office:value-type="string">
            <text:p text:style-name="Table_20_Contents">Cuts at intersections</text:p>
          </table:table-cell>
          <table:table-cell table:style-name="Info.C2" office:value-type="string">
            <text:p text:style-name="Table_20_Contents">Cuts the line with a specified break distance at every specified intersection</text:p>
          </table:table-cell>
        </table:table-row>
        <table:table-row>
          <table:table-cell table:style-name="Info.A2" office:value-type="string">
            <text:p text:style-name="P1">(<text:span text:style-name="T7">c:</text:span>quickcopy)</text:p>
          </table:table-cell>
          <table:table-cell table:style-name="Info.A2" office:value-type="string">
            <text:p text:style-name="Table_20_Contents">Copies quickly</text:p>
          </table:table-cell>
          <table:table-cell table:style-name="Info.C2" office:value-type="string">
            <text:p text:style-name="Table_20_Contents">Removes some boring and unneeded steps from copy</text:p>
          </table:table-cell>
        </table:table-row>
        <table:table-row>
          <table:table-cell table:style-name="Info.A2" office:value-type="string">
            <text:p text:style-name="P1">(<text:span text:style-name="T7">c:</text:span>quickmove)</text:p>
          </table:table-cell>
          <table:table-cell table:style-name="Info.A2" office:value-type="string">
            <text:p text:style-name="Table_20_Contents">Moves quickly</text:p>
          </table:table-cell>
          <table:table-cell table:style-name="Info.C2" office:value-type="string">
            <text:p text:style-name="Table_20_Contents">" " from move</text:p>
          </table:table-cell>
        </table:table-row>
        <table:table-row>
          <table:table-cell table:style-name="Info.A2" office:value-type="string">
            <text:p text:style-name="P1">(<text:span text:style-name="T7">c:</text:span>quickscale)</text:p>
          </table:table-cell>
          <table:table-cell table:style-name="Info.A2" office:value-type="string">
            <text:p text:style-name="Table_20_Contents">Scales Quickly</text:p>
          </table:table-cell>
          <table:table-cell table:style-name="Info.C2" office:value-type="string">
            <text:p text:style-name="Table_20_Contents">Removes some boring and unneeded steps from scale</text:p>
          </table:table-cell>
        </table:table-row>
        <table:table-row>
          <table:table-cell table:style-name="Info.A2" office:value-type="string">
            <text:p text:style-name="P1">(<text:span text:style-name="T7">c:</text:span>shadowbox)</text:p>
          </table:table-cell>
          <table:table-cell table:style-name="Info.A2" office:value-type="string">
            <text:p text:style-name="Table_20_Contents">Inserts a shadow box</text:p>
          </table:table-cell>
          <table:table-cell table:style-name="Info.C2" office:value-type="string">
            <text:p text:style-name="Table_20_Contents">Inserts a box with a shadow on the bottom and right sides so it can stand out a bit more</text:p>
          </table:table-cell>
        </table:table-row>
        <table:table-row>
          <table:table-cell table:style-name="Info.A2" office:value-type="string">
            <text:p text:style-name="P1">(<text:span text:style-name="T7">c:</text:span>taper45)</text:p>
          </table:table-cell>
          <table:table-cell table:style-name="Info.A2" office:value-type="string">
            <text:p text:style-name="Table_20_Contents">Tapers a line</text:p>
          </table:table-cell>
          <table:table-cell table:style-name="Info.C2" office:value-type="string">
            <text:p text:style-name="Table_20_Contents">Turns | <text:s text:c="3"/>into <text:s text:c="2"/>|</text:p>
            <text:p text:style-name="Table_20_Contents"><text:s text:c="8"/>_|_ <text:s text:c="7"/>__\_</text:p>
          </table:table-cell>
        </table:table-row>
        <table:table-row>
          <table:table-cell table:style-name="Info.A2" office:value-type="string">
            <text:p text:style-name="P1">(<text:span text:style-name="T7">c:</text:span>taper45dbl)</text:p>
          </table:table-cell>
          <table:table-cell table:style-name="Info.A2" office:value-type="string">
            <text:p text:style-name="Table_20_Contents">Tapers a double line</text:p>
          </table:table-cell>
          <table:table-cell table:style-name="Info.C2" office:value-type="string">
            <text:p text:style-name="Table_20_Contents">Basically taper45 for double lines </text:p>
          </table:table-cell>
        </table:table-row>
        <table:table-row>
          <table:table-cell table:style-name="Info.A2" office:value-type="string">
            <text:p text:style-name="P1">(<text:span text:style-name="T7">c:</text:span>to-phs1)</text:p>
          </table:table-cell>
          <table:table-cell table:style-name="Info.A2" office:value-type="string">
            <text:p text:style-name="Table_20_Contents">Moves object to Phase1</text:p>
          </table:table-cell>
          <table:table-cell table:style-name="Info.C2" office:value-type="string">
            <text:p text:style-name="Table_20_Contents">Moves objects to a layer suffixed by -PHS1</text:p>
          </table:table-cell>
        </table:table-row>
        <table:table-row>
          <table:table-cell table:style-name="Info.A2" office:value-type="string">
            <text:p text:style-name="P1">(changeto text color)</text:p>
          </table:table-cell>
          <table:table-cell table:style-name="Info.A2" office:value-type="string">
            <text:p text:style-name="Table_20_Contents">Changes a block to be on another layer</text:p>
          </table:table-cell>
          <table:table-cell table:style-name="Info.C2" office:value-type="string">
            <text:p text:style-name="Table_20_Contents">Sets block(s) to be on a layer whose name is the objects previous layer suffixed by "-<text:span text:style-name="T6">text.</text:span><text:span text:style-name="T5">" If color is set to </text:span><text:span text:style-name="T6">nil</text:span><text:span text:style-name="T5"> it uses the layer's previous color.</text:span></text:p>
          </table:table-cell>
        </table:table-row>
        <text:soft-page-break/>
        <table:table-row>
          <table:table-cell table:style-name="Info.A2" office:value-type="string">
            <text:p text:style-name="P1">(drawingsetup)</text:p>
          </table:table-cell>
          <table:table-cell table:style-name="Info.A2" office:value-type="string">
            <text:p text:style-name="Table_20_Contents">Sets drawing scale</text:p>
          </table:table-cell>
          <table:table-cell table:style-name="Info.C2" office:value-type="string">
            <text:p text:style-name="Table_20_Contents">Sets the drawing scale (aka <text:span text:style-name="T6">dimscale</text:span><text:span text:style-name="T5">). A nice number is 96</text:span></text:p>
          </table:table-cell>
        </table:table-row>
        <table:table-row>
          <table:table-cell table:style-name="Info.A2" office:value-type="string">
            <text:p text:style-name="P1">(glue)</text:p>
          </table:table-cell>
          <table:table-cell table:style-name="Info.A2" office:value-type="string">
            <text:p text:style-name="Table_20_Contents">Glues two lines together</text:p>
          </table:table-cell>
          <table:table-cell table:style-name="Info.C2" office:value-type="string">
            <text:p text:style-name="Table_20_Contents">Does the actual work for the function above</text:p>
          </table:table-cell>
        </table:table-row>
        <table:table-row>
          <table:table-cell table:style-name="Info.A2" office:value-type="string">
            <text:p text:style-name="P1">(removefrom text)</text:p>
          </table:table-cell>
          <table:table-cell table:style-name="Info.A2" office:value-type="string">
            <text:p text:style-name="Table_20_Contents">Opposite of (changeto)</text:p>
          </table:table-cell>
          <table:table-cell table:style-name="Info.C2" office:value-type="string">
            <text:p text:style-name="Table_20_Contents">Basically removes the suffix. If the former layer exists then it uses that color, otherwise assumes it is the suffixed layer's color.</text:p>
          </table:table-cell>
        </table:table-row>
        <table:table-row>
          <table:table-cell table:style-name="Info.A2" office:value-type="string">
            <text:p text:style-name="P1">(revcloud)</text:p>
          </table:table-cell>
          <table:table-cell table:style-name="Info.A2" office:value-type="string">
            <text:p text:style-name="Table_20_Contents">Revision Cloud</text:p>
          </table:table-cell>
          <table:table-cell table:style-name="Info.C2" office:value-type="string">
            <text:p text:style-name="Table_20_Contents">Makes a layer using the revision number, then puts a pretty cloud on it</text:p>
          </table:table-cell>
        </table:table-row>
        <table:table-row>
          <table:table-cell table:style-name="Info.A2" office:value-type="string">
            <text:p text:style-name="P1">(xrev)</text:p>
          </table:table-cell>
          <table:table-cell table:style-name="Info.A2" office:value-type="string">
            <text:p text:style-name="Table_20_Contents">Revision Delta</text:p>
          </table:table-cell>
          <table:table-cell table:style-name="Info.C2" office:value-type="string">
            <text:p text:style-name="Table_20_Contents">Inserts something</text:p>
          </table:table-cell>
        </table:table-row>
        <table:table-row>
          <table:table-cell table:style-name="Info.A2" office:value-type="string">
            <text:p text:style-name="P2">infogetter.lsp</text:p>
          </table:table-cell>
          <table:table-cell table:style-name="Info.A2" office:value-type="string">
            <text:p text:style-name="Table_20_Contents"/>
          </table:table-cell>
          <table:table-cell table:style-name="Info.C2" office:value-type="string">
            <text:p text:style-name="Table_20_Contents"/>
          </table:table-cell>
        </table:table-row>
        <table:table-row>
          <table:table-cell table:style-name="Info.A2" office:value-type="string">
            <text:p text:style-name="P1">(block-insertpt entity)</text:p>
          </table:table-cell>
          <table:table-cell table:style-name="Info.A2" office:value-type="string">
            <text:p text:style-name="Table_20_Contents">~~&gt;</text:p>
          </table:table-cell>
          <table:table-cell table:style-name="Info.C2" office:value-type="string">
            <text:p text:style-name="P4">Finds the point at which a block was inserted</text:p>
          </table:table-cell>
        </table:table-row>
        <table:table-row>
          <table:table-cell table:style-name="Info.A2" office:value-type="string">
            <text:p text:style-name="P1">(breakline myline pt)</text:p>
          </table:table-cell>
          <table:table-cell table:style-name="Info.A2" office:value-type="string">
            <text:p text:style-name="Table_20_Contents">Breaks the line and returns the halves</text:p>
          </table:table-cell>
          <table:table-cell table:style-name="Info.C2" office:value-type="string">
            <text:p text:style-name="P4">Breaks myline at pt and then returns the two new pieces in an array</text:p>
          </table:table-cell>
        </table:table-row>
        <table:table-row>
          <table:table-cell table:style-name="Info.A2" office:value-type="string">
            <text:p text:style-name="P1">(closerend line ref)</text:p>
          </table:table-cell>
          <table:table-cell table:style-name="Info.A2" office:value-type="string">
            <text:p text:style-name="Table_20_Contents">Returns the end of <text:span text:style-name="T6">line</text:span> closest to <text:span text:style-name="T6">ref</text:span></text:p>
          </table:table-cell>
          <table:table-cell table:style-name="Info.C2" office:value-type="string">
            <text:p text:style-name="P4">This is just because closerpoint was rarely used for anything else</text:p>
          </table:table-cell>
        </table:table-row>
        <table:table-row>
          <table:table-cell table:style-name="Info.A2" office:value-type="string">
            <text:p text:style-name="P1">(closerpoint pt1 pt2 ref)</text:p>
          </table:table-cell>
          <table:table-cell table:style-name="Info.A2" office:value-type="string">
            <text:p text:style-name="Table_20_Contents">~~&gt;</text:p>
          </table:table-cell>
          <table:table-cell table:style-name="Info.C2" office:value-type="string">
            <text:p text:style-name="P4">Returns the closest point to <text:span text:style-name="T6">ref</text:span></text:p>
          </table:table-cell>
        </table:table-row>
        <table:table-row>
          <table:table-cell table:style-name="Info.A2" office:value-type="string">
            <text:p text:style-name="P1">(defblock path)</text:p>
          </table:table-cell>
          <table:table-cell table:style-name="Info.A2" office:value-type="string">
            <text:p text:style-name="Table_20_Contents">Defines a block</text:p>
          </table:table-cell>
          <table:table-cell table:style-name="Info.C2" office:value-type="string">
            <text:p text:style-name="P4">Allows you to reference a block by name instead of path</text:p>
          </table:table-cell>
        </table:table-row>
        <table:table-row>
          <table:table-cell table:style-name="Info.A2" office:value-type="string">
            <text:p text:style-name="P1">(deg-angle pt1 pt2)</text:p>
          </table:table-cell>
          <table:table-cell table:style-name="Info.A2" office:value-type="string">
            <text:p text:style-name="Table_20_Contents">~~&gt;</text:p>
          </table:table-cell>
          <table:table-cell table:style-name="Info.C2" office:value-type="string">
            <text:p text:style-name="Table_20_Contents">Finds an angle in degrees</text:p>
          </table:table-cell>
        </table:table-row>
        <table:table-row>
          <table:table-cell table:style-name="Info.A2" office:value-type="string">
            <text:p text:style-name="P6">(dtr deg)</text:p>
          </table:table-cell>
          <table:table-cell table:style-name="Info.A2" office:value-type="string">
            <text:p text:style-name="Table_20_Contents">~~&gt;</text:p>
          </table:table-cell>
          <table:table-cell table:style-name="Info.C2" office:value-type="string">
            <text:p text:style-name="P4">Converts degrees to radians</text:p>
          </table:table-cell>
        </table:table-row>
        <table:table-row>
          <table:table-cell table:style-name="Info.A2" office:value-type="string">
            <text:p text:style-name="P1">(entget-ename entity)</text:p>
          </table:table-cell>
          <table:table-cell table:style-name="Info.A2" office:value-type="string">
            <text:p text:style-name="Table_20_Contents">Gets entity info</text:p>
          </table:table-cell>
          <table:table-cell table:style-name="Info.C2" office:value-type="string">
            <text:p text:style-name="P4">Gets the information list from an entity, while returning it if it already <text:span text:style-name="T6">is</text:span> the information</text:p>
          </table:table-cell>
        </table:table-row>
        <table:table-row>
          <table:table-cell table:style-name="Info.A2" office:value-type="string">
            <text:p text:style-name="P1">(entity-ename entity)</text:p>
          </table:table-cell>
          <table:table-cell table:style-name="Info.A2" office:value-type="string">
            <text:p text:style-name="Table_20_Contents">Turns an entity array into just name</text:p>
          </table:table-cell>
          <table:table-cell table:style-name="Info.C2" office:value-type="string">
            <text:p text:style-name="P4">Takes an entity array (via <text:span text:style-name="T6">entget</text:span>) and extracts just the entity name, which is what most functions accept</text:p>
          </table:table-cell>
        </table:table-row>
        <table:table-row>
          <table:table-cell table:style-name="Info.A2" office:value-type="string">
            <text:p text:style-name="P1">(fartherend line red)</text:p>
          </table:table-cell>
          <table:table-cell table:style-name="Info.A2" office:value-type="string">
            <text:p text:style-name="Table_20_Contents">!(closerend)</text:p>
          </table:table-cell>
          <table:table-cell table:style-name="Info.C2" office:value-type="string">
            <text:p text:style-name="P4"/>
          </table:table-cell>
        </table:table-row>
        <table:table-row>
          <table:table-cell table:style-name="Info.A2" office:value-type="string">
            <text:p text:style-name="P1">(fartherpoint pt1 pt2 ref)</text:p>
          </table:table-cell>
          <table:table-cell table:style-name="Info.A2" office:value-type="string">
            <text:p text:style-name="Table_20_Contents">!(closerpoint)</text:p>
          </table:table-cell>
          <table:table-cell table:style-name="Info.C2" office:value-type="string">
            <text:p text:style-name="P4"/>
          </table:table-cell>
        </table:table-row>
        <table:table-row>
          <table:table-cell table:style-name="Info.A2" office:value-type="string">
            <text:p text:style-name="P1">(fillet line1 pt1 line2 pt2)</text:p>
          </table:table-cell>
          <table:table-cell table:style-name="Info.A2" office:value-type="string">
            <text:p text:style-name="Table_20_Contents">Fillets the lines</text:p>
          </table:table-cell>
          <table:table-cell table:style-name="Info.C2" office:value-type="string">
            <text:p text:style-name="P4">Fillets <text:span text:style-name="T6">line1</text:span> and <text:span text:style-name="T6">line2</text:span> using the two points between their intersection and <text:span text:style-name="T6">pt1</text:span> and <text:span text:style-name="T6">pt2</text:span>, this way we can minimize the chance that there will be a line above the position we want to click on</text:p>
          </table:table-cell>
        </table:table-row>
        <table:table-row>
          <table:table-cell table:style-name="Info.A2" office:value-type="string">
            <text:p text:style-name="P1">(getentdata entity id)</text:p>
          </table:table-cell>
          <table:table-cell table:style-name="Info.A2" office:value-type="string">
            <text:p text:style-name="Table_20_Contents">Gets entity's info via Group Code</text:p>
          </table:table-cell>
          <table:table-cell table:style-name="Info.C2" office:value-type="string">
            <text:p text:style-name="P4">Retrieves data from an entity using the data's group code (you can find a table online)</text:p>
          </table:table-cell>
        </table:table-row>
        <table:table-row>
          <table:table-cell table:style-name="Info.A2" office:value-type="string">
            <text:p text:style-name="P1">(getfarthertop line1 line2)</text:p>
          </table:table-cell>
          <table:table-cell table:style-name="Info.A2" office:value-type="string">
            <text:p text:style-name="Table_20_Contents">~~&gt;</text:p>
          </table:table-cell>
          <table:table-cell table:style-name="Info.C2" office:value-type="string">
            <text:p text:style-name="P4">Finds the end of a line farthest from the intersection between line1 &amp; line2</text:p>
          </table:table-cell>
        </table:table-row>
        <table:table-row>
          <table:table-cell table:style-name="Info.A2" office:value-type="string">
            <text:p text:style-name="P5">(getlineend entity)</text:p>
          </table:table-cell>
          <table:table-cell table:style-name="Info.A2" office:value-type="string">
            <text:p text:style-name="Table_20_Contents">~~&gt;</text:p>
          </table:table-cell>
          <table:table-cell table:style-name="Info.C2" office:value-type="string">
            <text:p text:style-name="P3">Deprecated: see<text:span text:style-name="T5"> </text:span>line-end</text:p>
          </table:table-cell>
        </table:table-row>
        <text:soft-page-break/>
        <table:table-row>
          <table:table-cell table:style-name="Info.A2" office:value-type="string">
            <text:p text:style-name="P5">(getlinestart entity)</text:p>
          </table:table-cell>
          <table:table-cell table:style-name="Info.A2" office:value-type="string">
            <text:p text:style-name="Table_20_Contents">~~&gt;</text:p>
          </table:table-cell>
          <table:table-cell table:style-name="Info.C2" office:value-type="string">
            <text:p text:style-name="P3">Deprecated: see line-start</text:p>
          </table:table-cell>
        </table:table-row>
        <table:table-row>
          <table:table-cell table:style-name="Info.A2" office:value-type="string">
            <text:p text:style-name="P1">(greater compare1 return1 compare2 return2)</text:p>
          </table:table-cell>
          <table:table-cell table:style-name="Info.A2" office:value-type="string">
            <text:p text:style-name="Table_20_Contents">~~&gt;</text:p>
          </table:table-cell>
          <table:table-cell table:style-name="Info.C2" office:value-type="string">
            <text:p text:style-name="P4">Finds the greater of the compares then returns it's corresponding return</text:p>
          </table:table-cell>
        </table:table-row>
        <table:table-row>
          <table:table-cell table:style-name="Info.A2" office:value-type="string">
            <text:p text:style-name="P1">(in-between pt1 pt2)</text:p>
          </table:table-cell>
          <table:table-cell table:style-name="Info.A2" office:value-type="string">
            <text:p text:style-name="Table_20_Contents">~~&gt;</text:p>
          </table:table-cell>
          <table:table-cell table:style-name="Info.C2" office:value-type="string">
            <text:p text:style-name="P4">Finds the center of pt1 and pt2</text:p>
          </table:table-cell>
        </table:table-row>
        <table:table-row>
          <table:table-cell table:style-name="Info.A2" office:value-type="string">
            <text:p text:style-name="P1">(infinitegetfarthertop)</text:p>
          </table:table-cell>
          <table:table-cell table:style-name="Info.A2" office:value-type="string">
            <text:p text:style-name="Table_20_Contents">Infinite intersection version of (getfarthertop)</text:p>
          </table:table-cell>
          <table:table-cell table:style-name="Info.C2" office:value-type="string">
            <text:p text:style-name="P4">Uses an infinite intersection as opposed to a ptintersection for certain commands, however there appears to something of a bug in one of these so the other one is left for some commands.</text:p>
          </table:table-cell>
        </table:table-row>
        <table:table-row>
          <table:table-cell table:style-name="Info.A2" office:value-type="string">
            <text:p text:style-name="P1">(infiniteptintersection line1 line2)</text:p>
          </table:table-cell>
          <table:table-cell table:style-name="Info.A2" office:value-type="string">
            <text:p text:style-name="Table_20_Contents">Finds the line's infinite intersection</text:p>
          </table:table-cell>
          <table:table-cell table:style-name="Info.C2" office:value-type="string">
            <text:p text:style-name="P4">Finds the intersection of line1 &amp; line2 assuming they both go on forever (in actuality they are just brought to the maximum size of the drawing so i theory this might actually still return <text:span text:style-name="T6">nil</text:span> if a command was improperly used)</text:p>
          </table:table-cell>
        </table:table-row>
        <table:table-row>
          <table:table-cell table:style-name="Info.A2" office:value-type="string">
            <text:p text:style-name="P1">(layer-color entity)</text:p>
          </table:table-cell>
          <table:table-cell table:style-name="Info.A2" office:value-type="string">
            <text:p text:style-name="Table_20_Contents">Finds a layers color</text:p>
          </table:table-cell>
          <table:table-cell table:style-name="Info.C2" office:value-type="string">
            <text:p text:style-name="P4">Finds the color of the layer that <text:span text:style-name="T6">entity</text:span> is on</text:p>
          </table:table-cell>
        </table:table-row>
        <table:table-row>
          <table:table-cell table:style-name="Info.A2" office:value-type="string">
            <text:p text:style-name="P1">(less compare1 return1 compare2 return2)</text:p>
          </table:table-cell>
          <table:table-cell table:style-name="Info.A2" office:value-type="string">
            <text:p text:style-name="Table_20_Contents">!(greater)</text:p>
          </table:table-cell>
          <table:table-cell table:style-name="Info.C2" office:value-type="string">
            <text:p text:style-name="P4"/>
          </table:table-cell>
        </table:table-row>
        <table:table-row>
          <table:table-cell table:style-name="Info.A2" office:value-type="string">
            <text:p text:style-name="P5">(line-angle line)</text:p>
          </table:table-cell>
          <table:table-cell table:style-name="Info.A2" office:value-type="string">
            <text:p text:style-name="Table_20_Contents">Finds the angle of line</text:p>
          </table:table-cell>
          <table:table-cell table:style-name="Info.C2" office:value-type="string">
            <text:p text:style-name="P4"><text:span text:style-name="T6">Not Recommended: see moving-from and moving-</text:span><text:span text:style-name="T6">toward </text:span>Note that the direction of the angle goes from its first drawn position, not necessarily up-to-down</text:p>
          </table:table-cell>
        </table:table-row>
        <table:table-row>
          <table:table-cell table:style-name="Info.A2" office:value-type="string">
            <text:p text:style-name="P1">(line-end entity)</text:p>
          </table:table-cell>
          <table:table-cell table:style-name="Info.A2" office:value-type="string">
            <text:p text:style-name="Table_20_Contents">~~&gt;</text:p>
          </table:table-cell>
          <table:table-cell table:style-name="Info.C2" office:value-type="string">
            <text:p text:style-name="P4">Finds the second-drawn end of a line</text:p>
          </table:table-cell>
        </table:table-row>
        <table:table-row>
          <table:table-cell table:style-name="Info.A2" office:value-type="string">
            <text:p text:style-name="P1">(line-start entity)</text:p>
          </table:table-cell>
          <table:table-cell table:style-name="Info.A2" office:value-type="string">
            <text:p text:style-name="Table_20_Contents">~~&gt;</text:p>
          </table:table-cell>
          <table:table-cell table:style-name="Info.C2" office:value-type="string">
            <text:p text:style-name="P4">Finds the first-drawn end of a line</text:p>
          </table:table-cell>
        </table:table-row>
        <table:table-row>
          <table:table-cell table:style-name="Info.A2" office:value-type="string">
            <text:p text:style-name="P1">(middle-of line)</text:p>
          </table:table-cell>
          <table:table-cell table:style-name="Info.A2" office:value-type="string">
            <text:p text:style-name="Table_20_Contents">Finds the center of the line</text:p>
          </table:table-cell>
          <table:table-cell table:style-name="Info.C2" office:value-type="string">
            <text:p text:style-name="P4">This is here because <text:span text:style-name="T6">in-between</text:span> hasn't been used for much else yet</text:p>
          </table:table-cell>
        </table:table-row>
        <table:table-row>
          <table:table-cell table:style-name="Info.A2" office:value-type="string">
            <text:p text:style-name="P1">(moving-from line pt)</text:p>
          </table:table-cell>
          <table:table-cell table:style-name="Info.A2" office:value-type="string">
            <text:p text:style-name="Table_20_Contents">Finds the angle of <text:span text:style-name="T6">line</text:span><text:span text:style-name="T5"> moving away from </text:span><text:span text:style-name="T6">pt</text:span></text:p>
          </table:table-cell>
          <table:table-cell table:style-name="Info.C2" office:value-type="string">
            <text:p text:style-name="P4">This is used so we have some sense of direction involved with the angle</text:p>
          </table:table-cell>
        </table:table-row>
        <table:table-row>
          <table:table-cell table:style-name="Info.A2" office:value-type="string">
            <text:p text:style-name="P1">(moving-toward line pt)</text:p>
          </table:table-cell>
          <table:table-cell table:style-name="Info.A2" office:value-type="string">
            <text:p text:style-name="Table_20_Contents">!(movingfrom)</text:p>
          </table:table-cell>
          <table:table-cell table:style-name="Info.C2" office:value-type="string">
            <text:p text:style-name="P4"/>
          </table:table-cell>
        </table:table-row>
        <table:table-row>
          <table:table-cell table:style-name="Info.A2" office:value-type="string">
            <text:p text:style-name="P1">(oppositeang angle)</text:p>
          </table:table-cell>
          <table:table-cell table:style-name="Info.A2" office:value-type="string">
            <text:p text:style-name="Table_20_Contents">Finds the opposite angle</text:p>
          </table:table-cell>
          <table:table-cell table:style-name="Info.C2" office:value-type="string">
            <text:p text:style-name="P4">Takes an angle and subtracts 180° from it to find the opposite one</text:p>
          </table:table-cell>
        </table:table-row>
        <table:table-row>
          <table:table-cell table:style-name="Info.A2" office:value-type="string">
            <text:p text:style-name="P1">(oppositenum number)</text:p>
          </table:table-cell>
          <table:table-cell table:style-name="Info.A2" office:value-type="string">
            <text:p text:style-name="Table_20_Contents">8 ==&gt; -8</text:p>
          </table:table-cell>
          <table:table-cell table:style-name="Info.C2" office:value-type="string">
            <text:p text:style-name="P4">Returns the opposite of the number. Algorithm is <draw:frame draw:style-name="fr1" draw:name="Object1" text:anchor-type="as-char" svg:width="0.5984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Info.A2" office:value-type="string">
            <text:p text:style-name="P1">(ptintersection line1 line2)</text:p>
          </table:table-cell>
          <table:table-cell table:style-name="Info.A2" office:value-type="string">
            <text:p text:style-name="Table_20_Contents">Finds the intersection between line1 &amp; line2</text:p>
          </table:table-cell>
          <table:table-cell table:style-name="Info.C2" office:value-type="string">
            <text:p text:style-name="P4">Returns <text:span text:style-name="T6">nil</text:span> if the lines aren't touching</text:p>
          </table:table-cell>
        </table:table-row>
        <table:table-row>
          <table:table-cell table:style-name="Info.A2" office:value-type="string">
            <text:p text:style-name="P5">(radians-to-degrees rad)</text:p>
          </table:table-cell>
          <table:table-cell table:style-name="Info.A2" office:value-type="string">
            <text:p text:style-name="Table_20_Contents">~~&gt;</text:p>
          </table:table-cell>
          <table:table-cell table:style-name="Info.C2" office:value-type="string">
            <text:p text:style-name="P3">Deprecated: use dtg instead<text:span text:style-name="T5">. Converts radians to degrees</text:span></text:p>
          </table:table-cell>
        </table:table-row>
        <table:table-row>
          <table:table-cell table:style-name="Info.A2" office:value-type="string">
            <text:p text:style-name="P6">(rtg rad)</text:p>
          </table:table-cell>
          <table:table-cell table:style-name="Info.A2" office:value-type="string">
            <text:p text:style-name="Table_20_Contents">~~&gt;</text:p>
          </table:table-cell>
          <table:table-cell table:style-name="Info.C2" office:value-type="string">
            <text:p text:style-name="P4">Converts radians to degrees</text:p>
          </table:table-cell>
        </table:table-row>
        <table:table-row>
          <table:table-cell table:style-name="Info.A2" office:value-type="string">
            <text:p text:style-name="P1">(setent-var entity id newval)</text:p>
          </table:table-cell>
          <table:table-cell table:style-name="Info.A2" office:value-type="string">
            <text:p text:style-name="Table_20_Contents">Sets an entity's value via Group Code</text:p>
          </table:table-cell>
          <table:table-cell table:style-name="Info.C2" office:value-type="string">
            <text:p text:style-name="P4">Sets a value within the entity by using its group code</text:p>
          </table:table-cell>
        </table:table-row>
        <text:soft-page-break/>
        <table:table-row>
          <table:table-cell table:style-name="Info.A2" office:value-type="string">
            <text:p text:style-name="P2">userinput.lsp</text:p>
          </table:table-cell>
          <table:table-cell table:style-name="Info.A2" office:value-type="string">
            <text:p text:style-name="Table_20_Contents"/>
          </table:table-cell>
          <table:table-cell table:style-name="Info.C2" office:value-type="string">
            <text:p text:style-name="P4"/>
          </table:table-cell>
        </table:table-row>
        <table:table-row>
          <table:table-cell table:style-name="Info.A2" office:value-type="string">
            <text:p text:style-name="P1">(entsel-def prompt)</text:p>
          </table:table-cell>
          <table:table-cell table:style-name="Info.A2" office:value-type="string">
            <text:p text:style-name="Table_20_Contents">Pick an entity</text:p>
          </table:table-cell>
          <table:table-cell table:style-name="Info.C2" office:value-type="string">
            <text:p text:style-name="P4">Allows you to pick an entity. However, if you miss it gets mad at you instead of returning <text:span text:style-name="T6">nil</text:span></text:p>
          </table:table-cell>
        </table:table-row>
        <table:table-row>
          <table:table-cell table:style-name="Info.A2" office:value-type="string">
            <text:p text:style-name="P1">(getangle-def default prompt)</text:p>
          </table:table-cell>
          <table:table-cell table:style-name="Info.A2" office:value-type="string">
            <text:p text:style-name="Table_20_Contents">""</text:p>
          </table:table-cell>
          <table:table-cell table:style-name="Info.C2" office:value-type="string">
            <text:p text:style-name="P4">""</text:p>
          </table:table-cell>
        </table:table-row>
        <table:table-row>
          <table:table-cell table:style-name="Info.A2" office:value-type="string">
            <text:p text:style-name="P1">(getdist-def default prompt)</text:p>
          </table:table-cell>
          <table:table-cell table:style-name="Info.A2" office:value-type="string">
            <text:p text:style-name="Table_20_Contents">""</text:p>
          </table:table-cell>
          <table:table-cell table:style-name="Info.C2" office:value-type="string">
            <text:p text:style-name="P4">""</text:p>
          </table:table-cell>
        </table:table-row>
        <table:table-row>
          <table:table-cell table:style-name="Info.A2" office:value-type="string">
            <text:p text:style-name="P1">(getreal-def default prompt)</text:p>
          </table:table-cell>
          <table:table-cell table:style-name="Info.A2" office:value-type="string">
            <text:p text:style-name="Table_20_Contents">~~&gt;</text:p>
          </table:table-cell>
          <table:table-cell table:style-name="Info.C2" office:value-type="string">
            <text:p text:style-name="P4">Uses <text:span text:style-name="T6">default</text:span> as the default value assuming <text:span text:style-name="T6">nil</text:span> is returned. This is the same as the ALisp function preceding "-def"</text:p>
          </table:table-cell>
        </table:table-row>
        <table:table-row>
          <table:table-cell table:style-name="Info.A2" office:value-type="string">
            <text:p text:style-name="P1">(getstring-def default prompt)</text:p>
          </table:table-cell>
          <table:table-cell table:style-name="Info.A2" office:value-type="string">
            <text:p text:style-name="Table_20_Contents">""</text:p>
          </table:table-cell>
          <table:table-cell table:style-name="Info.C2" office:value-type="string">
            <text:p text:style-name="P4">""</text:p>
          </table:table-cell>
        </table:table-row>
        <table:table-row>
          <table:table-cell table:style-name="Info.A2" office:value-type="string">
            <text:p text:style-name="P2">stringfunctions.lsp</text:p>
          </table:table-cell>
          <table:table-cell table:style-name="Info.A2" office:value-type="string">
            <text:p text:style-name="P3"/>
          </table:table-cell>
          <table:table-cell table:style-name="Info.C2" office:value-type="string">
            <text:p text:style-name="P3"/>
          </table:table-cell>
        </table:table-row>
        <table:table-row>
          <table:table-cell table:style-name="Info.A2" office:value-type="string">
            <text:p text:style-name="P1">(char-array string)</text:p>
          </table:table-cell>
          <table:table-cell table:style-name="Info.A2" office:value-type="string">
            <text:p text:style-name="Table_20_Contents">String to char array</text:p>
          </table:table-cell>
          <table:table-cell table:style-name="Info.C2" office:value-type="string">
            <text:p text:style-name="P4">Converts a string into a character array</text:p>
          </table:table-cell>
        </table:table-row>
        <table:table-row>
          <table:table-cell table:style-name="Info.A2" office:value-type="string">
            <text:p text:style-name="P1">(char2string chararray)</text:p>
          </table:table-cell>
          <table:table-cell table:style-name="Info.A2" office:value-type="string">
            <text:p text:style-name="Table_20_Contents">~~&gt;</text:p>
          </table:table-cell>
          <table:table-cell table:style-name="Info.C2" office:value-type="string">
            <text:p text:style-name="P4">Converts a character array to a string</text:p>
          </table:table-cell>
        </table:table-row>
        <table:table-row>
          <table:table-cell table:style-name="Info.A2" office:value-type="string">
            <text:p text:style-name="P1">(contains string replace)*<text:span text:style-name="T1">1</text:span></text:p>
          </table:table-cell>
          <table:table-cell table:style-name="Info.A2" office:value-type="string">
            <text:p text:style-name="Table_20_Contents">Checks if string contains text</text:p>
          </table:table-cell>
          <table:table-cell table:style-name="Info.C2" office:value-type="string">
            <text:p text:style-name="P4">Checks to see if <text:span text:style-name="T6">string</text:span> has an instance of <text:span text:style-name="T6">replace</text:span> in it (ie "HELLO" "EL" returns <text:span text:style-name="T6">true</text:span>)</text:p>
          </table:table-cell>
        </table:table-row>
        <table:table-row>
          <table:table-cell table:style-name="Info.A2" office:value-type="string">
            <text:p text:style-name="P1">(replace array n newval)</text:p>
          </table:table-cell>
          <table:table-cell table:style-name="Info.A2" office:value-type="string">
            <text:p text:style-name="Table_20_Contents">Replaces a value</text:p>
          </table:table-cell>
          <table:table-cell table:style-name="Info.C2" office:value-type="string">
            <text:p text:style-name="P4">Replaces value <text:span text:style-name="T6">n</text:span> of <text:span text:style-name="T6">array</text:span> with <text:span text:style-name="T6">newval</text:span></text:p>
          </table:table-cell>
        </table:table-row>
        <table:table-row>
          <table:table-cell table:style-name="Info.A2" office:value-type="string">
            <text:p text:style-name="P1">(replace-all string replace with)*<text:span text:style-name="T1">1</text:span></text:p>
          </table:table-cell>
          <table:table-cell table:style-name="Info.A2" office:value-type="string">
            <text:p text:style-name="Table_20_Contents">Replaces all instances of <text:span text:style-name="T6">replace</text:span> w/ <text:span text:style-name="T6">with</text:span></text:p>
          </table:table-cell>
          <table:table-cell table:style-name="Info.C2" office:value-type="string">
            <text:p text:style-name="P4">Calls <text:span text:style-name="T6">replace-first</text:span> repeatedly until <text:span text:style-name="T6">string</text:span> no longer <text:span text:style-name="T6">contains</text:span> <text:span text:style-name="T6">with</text:span></text:p>
          </table:table-cell>
        </table:table-row>
        <table:table-row>
          <table:table-cell table:style-name="Info.A2" office:value-type="string">
            <text:p text:style-name="P1">(replace-first string replace with)*<text:span text:style-name="T1">1</text:span></text:p>
          </table:table-cell>
          <table:table-cell table:style-name="Info.A2" office:value-type="string">
            <text:p text:style-name="Table_20_Contents">Replaces text within a string</text:p>
          </table:table-cell>
          <table:table-cell table:style-name="Info.C2" office:value-type="string">
            <text:p text:style-name="P4">Replaces the first instance of <text:span text:style-name="T6">replace</text:span> inside <text:span text:style-name="T6">string</text:span> with <text:span text:style-name="T6">with</text:span>. (ie HELLO,ELL,!!! ~~&gt; H!!!O)</text:p>
          </table:table-cell>
        </table:table-row>
        <table:table-row>
          <table:table-cell table:style-name="Info.A2" office:value-type="string">
            <text:p text:style-name="P1">(replace-last string replace with)*<text:span text:style-name="T1">1</text:span></text:p>
          </table:table-cell>
          <table:table-cell table:style-name="Info.A2" office:value-type="string">
            <text:p text:style-name="Table_20_Contents">Replaces text within a string</text:p>
          </table:table-cell>
          <table:table-cell table:style-name="Info.C2" office:value-type="string">
            <text:p text:style-name="P4">Replaces the last instance of <text:span text:style-name="T6">replace </text:span>inside <text:span text:style-name="T6">string</text:span> with <text:span text:style-name="T6">with</text:span></text:p>
          </table:table-cell>
        </table:table-row>
        <table:table-row>
          <table:table-cell table:style-name="Info.A2" office:value-type="string">
            <text:p text:style-name="P1">(split string delimeter)</text:p>
          </table:table-cell>
          <table:table-cell table:style-name="Info.A2" office:value-type="string">
            <text:p text:style-name="Table_20_Contents">Splits a string around delimeter</text:p>
          </table:table-cell>
          <table:table-cell table:style-name="Info.C2" office:value-type="string">
            <text:p text:style-name="P4">Takes a string and turns it into an array splitting at at each instance of delimeter (ie "hello,wawa,chicken" "," ==&gt; '("hello" "wawa" "chicken")</text:p>
          </table:table-cell>
        </table:table-row>
        <table:table-row>
          <table:table-cell table:style-name="Info.A2" office:value-type="string">
            <text:p text:style-name="P2">customhvac.lsp</text:p>
          </table:table-cell>
          <table:table-cell table:style-name="Info.A2" office:value-type="string">
            <text:p text:style-name="Table_20_Contents"/>
          </table:table-cell>
          <table:table-cell table:style-name="Info.C2" office:value-type="string">
            <text:p text:style-name="P4"/>
          </table:table-cell>
        </table:table-row>
        <table:table-row>
          <table:table-cell table:style-name="Info.A2" office:value-type="string">
            <text:p text:style-name="P1">(<text:span text:style-name="T7">c:</text:span>to-demo-hvac)</text:p>
          </table:table-cell>
          <table:table-cell table:style-name="Info.A2" office:value-type="string">
            <text:p text:style-name="Table_20_Contents">Changes to demo</text:p>
          </table:table-cell>
          <table:table-cell table:style-name="Info.C2" office:value-type="string">
            <text:p text:style-name="P4">Changes layer to demo hvac style</text:p>
          </table:table-cell>
        </table:table-row>
        <table:table-row>
          <table:table-cell table:style-name="Info.A2" office:value-type="string">
            <text:p text:style-name="P2">customteldata.lsp</text:p>
          </table:table-cell>
          <table:table-cell table:style-name="Info.A2" office:value-type="string">
            <text:p text:style-name="Table_20_Contents"/>
          </table:table-cell>
          <table:table-cell table:style-name="Info.C2" office:value-type="string">
            <text:p text:style-name="P4"/>
          </table:table-cell>
        </table:table-row>
        <table:table-row>
          <table:table-cell table:style-name="Info.A2" office:value-type="string">
            <text:p text:style-name="P1">(<text:span text:style-name="T7">c</text:span>:objectbreakdbl)</text:p>
          </table:table-cell>
          <table:table-cell table:style-name="Info.A2" office:value-type="string">
            <text:p text:style-name="Table_20_Contents">Puts symbol between 2 pts</text:p>
          </table:table-cell>
          <table:table-cell table:style-name="Info.C2" office:value-type="string">
            <text:p text:style-name="P4">Takes a symbol and matches it up to 2 points: <text:s/>| <text:s/>|</text:p>
            <text:p text:style-name="P4"><text:s text:c="74"/>~-~</text:p>
          </table:table-cell>
        </table:table-row>
        <table:table-row>
          <table:table-cell table:style-name="Info.A2" office:value-type="string">
            <text:p text:style-name="P1">(<text:span text:style-name="T7">c:</text:span>objectbreakend)</text:p>
          </table:table-cell>
          <table:table-cell table:style-name="Info.A2" office:value-type="string">
            <text:p text:style-name="Table_20_Contents">~~&gt;</text:p>
          </table:table-cell>
          <table:table-cell table:style-name="Info.C2" office:value-type="string">
            <text:p text:style-name="P4">Similar to wirebreakend</text:p>
          </table:table-cell>
        </table:table-row>
        <table:table-row>
          <table:table-cell table:style-name="Info.A2" office:value-type="string">
            <text:p text:style-name="P1">(<text:span text:style-name="T7">c:</text:span>objectbreakline)</text:p>
          </table:table-cell>
          <table:table-cell table:style-name="Info.A2" office:value-type="string">
            <text:p text:style-name="Table_20_Contents">~~&gt;</text:p>
          </table:table-cell>
          <table:table-cell table:style-name="Info.C2" office:value-type="string">
            <text:p text:style-name="P4">Similar to wirebreakline</text:p>
          </table:table-cell>
        </table:table-row>
        <table:table-row>
          <table:table-cell table:style-name="Info.A2" office:value-type="string">
            <text:p text:style-name="P1">(<text:span text:style-name="T7">c:</text:span>wirebreakend)</text:p>
          </table:table-cell>
          <table:table-cell table:style-name="Info.A2" office:value-type="string">
            <text:p text:style-name="Table_20_Contents">Does a wire break <text:soft-page-break/>symbol</text:p>
          </table:table-cell>
          <table:table-cell table:style-name="Info.C2" office:value-type="string">
            <text:p text:style-name="P4">Puts a break symbol at the wire end so ---- ==&gt; ----~</text:p>
          </table:table-cell>
        </table:table-row>
        <table:table-row>
          <table:table-cell table:style-name="Info.A2" office:value-type="string">
            <text:p text:style-name="P1">(<text:span text:style-name="T7">c:</text:span>wirebreakline)</text:p>
          </table:table-cell>
          <table:table-cell table:style-name="Info.A2" office:value-type="string">
            <text:p text:style-name="Table_20_Contents">Splits line &amp; does symbols</text:p>
          </table:table-cell>
          <table:table-cell table:style-name="Info.C2" office:value-type="string">
            <text:p text:style-name="P4">Breaks a wire and then adds weird symbols inside it so: ---*-----*----- <text:s/>==&gt; --~ <text:s text:c="4"/>~----</text:p>
          </table:table-cell>
        </table:table-row>
        <table:table-row>
          <table:table-cell table:style-name="Info.A2" office:value-type="string">
            <text:p text:style-name="P2">autobreaktxt.lsp</text:p>
          </table:table-cell>
          <table:table-cell table:style-name="Info.A2" office:value-type="string">
            <text:p text:style-name="Table_20_Contents"/>
          </table:table-cell>
          <table:table-cell table:style-name="Info.C2" office:value-type="string">
            <text:p text:style-name="P4"/>
          </table:table-cell>
        </table:table-row>
        <table:table-row>
          <table:table-cell table:style-name="Info.A2" office:value-type="string">
            <text:p text:style-name="P1">(<text:span text:style-name="T7">c:</text:span>autobreaktext)</text:p>
          </table:table-cell>
          <table:table-cell table:style-name="Info.A2" office:value-type="string">
            <text:p text:style-name="Table_20_Contents">Breaks text on line</text:p>
          </table:table-cell>
          <table:table-cell table:style-name="Info.C2" office:value-type="string">
            <text:p text:style-name="P4">Draws text centered at a specified point on a line, then breaks the line around the text.</text:p>
            <text:p text:style-name="P4">-------*--- + "hello" = ----hello--</text:p>
          </table:table-cell>
        </table:table-row>
        <table:table-row>
          <table:table-cell table:style-name="Info.A2" office:value-type="string">
            <text:p text:style-name="P1">(trimbox text)</text:p>
          </table:table-cell>
          <table:table-cell table:style-name="Info.A2" office:value-type="string">
            <text:p text:style-name="Table_20_Contents">Trims around text</text:p>
          </table:table-cell>
          <table:table-cell table:style-name="Info.C2" office:value-type="string">
            <text:p text:style-name="P4">Supply <text:span text:style-name="T6">text</text:span> and it will draw an imaginary box around it and break all that stuff</text:p>
          </table:table-cell>
        </table:table-row>
        <table:table-row>
          <table:table-cell table:style-name="Info.A2" office:value-type="string">
            <text:p text:style-name="P2">annotation.txt</text:p>
          </table:table-cell>
          <table:table-cell table:style-name="Info.A2" office:value-type="string">
            <text:p text:style-name="Table_20_Contents"/>
          </table:table-cell>
          <table:table-cell table:style-name="Info.C2" office:value-type="string">
            <text:p text:style-name="P4"/>
          </table:table-cell>
        </table:table-row>
        <table:table-row>
          <table:table-cell table:style-name="Info.A2" office:value-type="string">
            <text:p text:style-name="P1">(anot-layer which)</text:p>
          </table:table-cell>
          <table:table-cell table:style-name="Info.A2" office:value-type="string">
            <text:p text:style-name="Table_20_Contents">Sets up an anotation layer</text:p>
          </table:table-cell>
          <table:table-cell table:style-name="Info.C2" office:value-type="string">
            <text:p text:style-name="P4">Sets up the layer for annotation by using <text:span text:style-name="T6">prefix</text:span>-NOTE layername along with the color <text:span text:style-name="T6">cyan</text:span></text:p>
          </table:table-cell>
        </table:table-row>
        <table:table-row>
          <table:table-cell table:style-name="Info.A2" office:value-type="string">
            <text:p text:style-name="P1">(<text:span text:style-name="T7">c:</text:span>quickarrow)</text:p>
          </table:table-cell>
          <table:table-cell table:style-name="Info.A2" office:value-type="string">
            <text:p text:style-name="Table_20_Contents">Draws an arrow</text:p>
          </table:table-cell>
          <table:table-cell table:style-name="Info.C2" office:value-type="string">
            <text:p text:style-name="P4">Uses command <text:span text:style-name="T6">leader</text:span> to draw an arrow (1 line w/o ortho - 1 with).</text:p>
          </table:table-cell>
        </table:table-row>
        <table:table-row>
          <table:table-cell table:style-name="Info.A2" office:value-type="string">
            <text:p text:style-name="P1">(<text:span text:style-name="T7">c:</text:span>quickdot)</text:p>
          </table:table-cell>
          <table:table-cell table:style-name="Info.A2" office:value-type="string">
            <text:p text:style-name="Table_20_Contents">Draws a leader dot</text:p>
          </table:table-cell>
          <table:table-cell table:style-name="Info.C2" office:value-type="string">
            <text:p text:style-name="P3">See quickarrow<text:span text:style-name="T5"> but uses a dot instead of arrow</text:span></text:p>
          </table:table-cell>
        </table:table-row>
        <table:table-row>
          <table:table-cell table:style-name="Info.A2" office:value-type="string">
            <text:p text:style-name="P1">(<text:span text:style-name="T7">c:</text:span>quickloop)</text:p>
          </table:table-cell>
          <table:table-cell table:style-name="Info.A2" office:value-type="string">
            <text:p text:style-name="Table_20_Contents">Draws a leader loop</text:p>
          </table:table-cell>
          <table:table-cell table:style-name="Info.C2" office:value-type="string">
            <text:p text:style-name="P3">See quickarrow<text:span text:style-name="T5"> but uses a loop-thing instead of arrow</text:span></text:p>
          </table:table-cell>
        </table:table-row>
        <table:table-row>
          <table:table-cell table:style-name="Info.A2" office:value-type="string">
            <text:p text:style-name="P1">(<text:span text:style-name="T7">c:</text:span>quicknone)</text:p>
          </table:table-cell>
          <table:table-cell table:style-name="Info.A2" office:value-type="string">
            <text:p text:style-name="Table_20_Contents">Draws a leader none</text:p>
          </table:table-cell>
          <table:table-cell table:style-name="Info.C2" office:value-type="string">
            <text:p text:style-name="P3">See quickarrow<text:span text:style-name="T5"> but has no leader head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able_20_Contents">
      <style:text-properties fo:font-weight="normal" style:font-weight-asian="normal" style:font-weight-complex="normal"/>
    </style:style>
    <style:style style:name="MT1" style:family="text">
      <style:text-properties style:text-position="super 58%"/>
    </style:style>
    <style:style style:name="MT2" style:family="text">
      <style:text-properties style:text-position="0% 100%"/>
    </style:style>
    <style:style style:name="MT3" style:family="text">
      <style:text-properties style:text-position="0% 100%" fo:font-style="italic" style:font-style-asian="italic" style:font-style-complex="italic"/>
    </style:style>
    <style:style style:name="MT4" style:family="text">
      <style:text-properties style:text-position="0% 100%" fo:font-style="normal" style:font-style-asian="normal" style:font-style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*<text:span text:style-name="MT1">1 </text:span><text:span text:style-name="MT2">Assumes </text:span><text:span text:style-name="MT3">replace</text:span><text:span text:style-name="MT4"> has &gt;1 characters</text:span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Centore</meta:initial-creator>
    <meta:creation-date>2010-08-09T16:05:55</meta:creation-date>
    <dc:date>2010-08-18T17:17:46</dc:date>
    <dc:creator>Daniel Centore</dc:creator>
    <meta:editing-duration>PT06H18M55S</meta:editing-duration>
    <meta:editing-cycles>75</meta:editing-cycles>
    <meta:generator>OpenOffice.org/3.2$Linux OpenOffice.org_project/320m12$Build-9483</meta:generator>
    <meta:document-statistic meta:table-count="1" meta:image-count="0" meta:object-count="1" meta:page-count="6" meta:paragraph-count="310" meta:word-count="1741" meta:character-count="10547"/>
  </office:meta>
</office:document-meta>
</file>

<file path=Object 1/content.xml><?xml version="1.0" encoding="utf-8"?>
<math xmlns="http://www.w3.org/1998/Math/MathML">
  <semantics>
    <mrow>
      <mn>0</mn>
      <mi mathvariant="normal">−</mi>
      <mi mathvariant="italic">num</mi>
    </mrow>
    <annotation encoding="StarMath 5.0">0-num</annotation>
  </semantics>
</math>
</file>